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4pt" officeooo:rsid="001d6dfd" officeooo:paragraph-rsid="001d6dfd" style:font-size-asian="12.25pt" style:font-size-complex="14pt"/>
    </style:style>
    <style:style style:name="P2" style:family="paragraph" style:parent-style-name="Standard">
      <style:text-properties style:font-name="DejaVu Sans Mono" fo:font-size="14pt" fo:font-weight="bold" officeooo:rsid="001d6dfd" officeooo:paragraph-rsid="001d6dfd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DejaVu Sans Mono" fo:font-size="14pt" fo:font-weight="normal" officeooo:rsid="001d6dfd" officeooo:paragraph-rsid="001d6dfd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DejaVu Sans Mono" fo:font-size="14pt" fo:font-weight="normal" officeooo:rsid="001f67bf" officeooo:paragraph-rsid="001f67bf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DejaVu Sans Mono" fo:font-size="14pt" fo:font-weight="normal" officeooo:rsid="00202702" officeooo:paragraph-rsid="00202702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DejaVu Sans Mono" fo:font-size="14pt" fo:font-weight="normal" officeooo:rsid="0026d1a3" officeooo:paragraph-rsid="0026d1a3" style:font-size-asian="12.25pt" style:font-weight-asian="normal" style:font-size-complex="14pt" style:font-weight-complex="normal"/>
    </style:style>
    <style:style style:name="P7" style:family="paragraph" style:parent-style-name="Standard">
      <style:text-properties style:font-name="DejaVu Sans Mono" fo:font-size="14pt" fo:font-weight="normal" officeooo:rsid="0027836e" officeooo:paragraph-rsid="0027836e" style:font-size-asian="12.25pt" style:font-weight-asian="normal" style:font-size-complex="14pt" style:font-weight-complex="normal"/>
    </style:style>
    <style:style style:name="P8" style:family="paragraph" style:parent-style-name="Standard">
      <style:text-properties officeooo:rsid="00202702" officeooo:paragraph-rsid="00202702"/>
    </style:style>
    <style:style style:name="P9" style:family="paragraph" style:parent-style-name="Standard">
      <style:text-properties officeooo:paragraph-rsid="00202702"/>
    </style:style>
    <style:style style:name="P10" style:family="paragraph" style:parent-style-name="Standard">
      <style:text-properties officeooo:rsid="002519a1" officeooo:paragraph-rsid="002519a1"/>
    </style:style>
    <style:style style:name="P11" style:family="paragraph" style:parent-style-name="Standard">
      <style:text-properties officeooo:rsid="0025ad2d" officeooo:paragraph-rsid="0025ad2d"/>
    </style:style>
    <style:style style:name="T1" style:family="text">
      <style:text-properties style:font-name="DejaVu Sans Mono"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style:font-name="DejaVu Sans Mono" fo:font-size="14pt" fo:font-weight="normal" officeooo:rsid="00202702" style:font-size-asian="12.25pt" style:font-weight-asian="normal" style:font-size-complex="14pt" style:font-weight-complex="normal"/>
    </style:style>
    <style:style style:name="T3" style:family="text">
      <style:text-properties style:font-name="DejaVu Sans Mono" fo:font-size="14pt" fo:font-weight="normal" officeooo:rsid="00219fc8" style:font-size-asian="12.25pt" style:font-weight-asian="normal" style:font-size-complex="14pt" style:font-weight-complex="normal"/>
    </style:style>
    <style:style style:name="T4" style:family="text">
      <style:text-properties style:font-name="DejaVu Sans Mono" fo:font-size="14pt" fo:font-weight="normal" officeooo:rsid="0023e288" style:font-size-asian="12.25pt" style:font-weight-asian="normal" style:font-size-complex="14pt" style:font-weight-complex="normal"/>
    </style:style>
    <style:style style:name="T5" style:family="text">
      <style:text-properties style:font-name="DejaVu Sans Mono" fo:font-size="14pt" fo:font-weight="normal" officeooo:rsid="002519a1" style:font-size-asian="12.25pt" style:font-weight-asian="normal" style:font-size-complex="14pt" style:font-weight-complex="normal"/>
    </style:style>
    <style:style style:name="T6" style:family="text">
      <style:text-properties style:font-name="DejaVu Sans Mono" fo:font-size="14pt" fo:font-weight="normal" officeooo:rsid="0026d1a3" style:font-size-asian="12.25pt" style:font-weight-asian="normal" style:font-size-complex="14pt" style:font-weight-complex="normal"/>
    </style:style>
    <style:style style:name="T7" style:family="text">
      <style:text-properties officeooo:rsid="0027dd97"/>
    </style:style>
    <style:style style:name="T8" style:family="text">
      <style:text-properties officeooo:rsid="0028b59c"/>
    </style:style>
    <style:style style:name="T9" style:family="text">
      <style:text-properties officeooo:rsid="002a8dd1"/>
    </style:style>
    <style:style style:name="T10" style:family="text">
      <style:text-properties officeooo:rsid="002ac7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continuación, detallo las respuestas solicitadas la clase del Miercoles 14 de Abril.</text:p>
      <text:p text:style-name="P1"/>
      <text:p text:style-name="P2">(1)</text:p>
      <text:p text:style-name="P3">F.</text:p>
      <text:p text:style-name="P4">Datos: 8 días, 3 pulgadas por día, en el día nueve sube 6 pulgadas. ¿Como expresar cambio en 9 días?</text:p>
      <text:p text:style-name="P4"/>
      <text:p text:style-name="P4">Respuesta: 3*8+1*6</text:p>
      <text:p text:style-name="P4"/>
      <text:p text:style-name="P3">H.</text:p>
      <text:p text:style-name="P4">Datos:-63 A.C., 12 D.C..¿Cuántos años vivió?</text:p>
      <text:p text:style-name="P4"/>
      <text:p text:style-name="P5">|-63|+12=75</text:p>
      <text:p text:style-name="P5"/>
      <text:p text:style-name="P5">Respuesta: El emperador romano vivió 75 años.</text:p>
      <text:p text:style-name="P3"/>
      <text:p text:style-name="P3">I.</text:p>
      <text:p text:style-name="P9"><text:span text:style-name="T2">Datos:1400 estudiantes, 1/4 usan lentes, 3/7 de ellos son mujeres.¿Cuántos varones usan lentes?¿Que fracción del total son las mujeres que usan lentes?</text:span></text:p>
      <text:p text:style-name="P9"><text:span text:style-name="T2"/></text:p>
      <text:p text:style-name="P8"><text:span text:style-name="T1">1400/4= 350 </text:span><text:span text:style-name="T5">a</text:span><text:span text:style-name="T1">lumnos usan lentes.</text:span></text:p>
      <text:p text:style-name="P8"><text:span text:style-name="T1"/></text:p>
      <text:p text:style-name="P8"><text:span text:style-name="T1">350*(3/7)= </text:span><text:span text:style-name="T3">150 </text:span><text:span text:style-name="T5">a</text:span><text:span text:style-name="T3">lumnas mujeres que usan lentes.</text:span></text:p>
      <text:p text:style-name="P8"><text:span text:style-name="T3"/></text:p>
      <text:p text:style-name="P10"><text:span text:style-name="T3">3</text:span><text:span text:style-name="T1">50-150= 200 alumnos varones que usan lentes.</text:span></text:p>
      <text:p text:style-name="P8"><text:span text:style-name="T3"/></text:p>
      <text:p text:style-name="P11"><text:span text:style-name="T4">1</text:span><text:span text:style-name="T1">50/1400=0,10</text:span><text:span text:style-name="T6">= 1/10</text:span><text:span text:style-name="T1"> </text:span><text:span text:style-name="T6">de alumnas que usan lentes.</text:span></text:p>
      <text:p text:style-name="P11"><text:span text:style-name="T6"/></text:p>
      <text:p text:style-name="P9"><text:span text:style-name="T2"/></text:p>
      <text:p text:style-name="P8"><text:span text:style-name="T2">R</text:span><text:span text:style-name="T1">espuesta: </text:span><text:span text:style-name="T5">Hay 200 alumnos varones que usan lentes, y </text:span><text:span text:style-name="T6">son 1/10 de las alumnas que usan lentes.</text:span></text:p>
      <text:p text:style-name="P3"/>
      <text:p text:style-name="P3">J.</text:p>
      <text:p text:style-name="P6">Datos:2/5 de puntos en un partido, y la otra tercera parte del resto, otros jugadores consiguieron 34 puntos.¿Cuantos puntos obtuvo el equipo?</text:p>
      <text:p text:style-name="P6"/>
      <text:p text:style-name="P6">(2/5)+(1/3)=11/15 del resto de jugadores.</text:p>
      <text:p text:style-name="P7">34*(11/15)= 25 puntos obtuvo el jugador de basquetball.</text:p>
      <text:p text:style-name="P7">34+25=59 puntos en total.</text:p>
      <text:p text:style-name="P7"/>
      <text:p text:style-name="P7">Respuesta:El equipo obtuvo 59 puntos en total.</text:p>
      <text:p text:style-name="P2"><text:soft-page-break/>(2)</text:p>
      <text:p text:style-name="P3">D.</text:p>
      <text:p text:style-name="P3"><text:s text:c="3"/><text:span text:style-name="T7">X-10=2*(X-80)</text:span></text:p>
      <text:p text:style-name="P3">E.</text:p>
      <text:p text:style-name="P3"><text:s text:c="3"/><text:span text:style-name="T7">X+(X+1)=(X-1)²</text:span></text:p>
      <text:p text:style-name="P3">F.</text:p>
      <text:p text:style-name="P3"><text:s text:c="3"/><text:span text:style-name="T10">(</text:span><text:span text:style-name="T7">4*</text:span><text:span text:style-name="T10">(2X/6))/2 =18</text:span></text:p>
      <text:p text:style-name="P3">G.</text:p>
      <text:p text:style-name="P3"><text:s text:c="3"/><text:span text:style-name="T8">(2*X)³=√(X-8)</text:span></text:p>
      <text:p text:style-name="P3">H.</text:p>
      <text:p text:style-name="P3"><text:s text:c="3"/><text:span text:style-name="T9">(X*(-X))/2=2*X+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6T23:50:52.824467482</meta:creation-date>
    <dc:date>2021-04-17T02:40:04.582986335</dc:date>
    <meta:editing-duration>PT33M4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33" meta:word-count="180" meta:character-count="1140" meta:non-whitespace-character-count="981"/>
  </office:meta>
</office:document-meta>
</file>